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list-style-name="L1">
      <style:text-properties officeooo:rsid="000b2846" officeooo:paragraph-rsid="000b2846"/>
    </style:style>
    <style:style style:name="P2" style:family="paragraph" style:parent-style-name="Standard" style:list-style-name="L1">
      <style:text-properties officeooo:rsid="0008d29e" officeooo:paragraph-rsid="000b2846"/>
    </style:style>
    <style:style style:name="P3" style:family="paragraph" style:parent-style-name="Standard" style:list-style-name="L1">
      <style:text-properties officeooo:rsid="00099ccc" officeooo:paragraph-rsid="00099ccc"/>
    </style:style>
    <style:style style:name="P4" style:family="paragraph" style:parent-style-name="Standard" style:list-style-name="L1">
      <style:text-properties officeooo:rsid="000b647d" officeooo:paragraph-rsid="000b647d"/>
    </style:style>
    <style:style style:name="P5" style:family="paragraph" style:parent-style-name="Standard" style:list-style-name="L1">
      <style:text-properties officeooo:rsid="000d5e3a" officeooo:paragraph-rsid="000d5e3a"/>
    </style:style>
    <style:style style:name="P6" style:family="paragraph" style:parent-style-name="Standard" style:list-style-name="L1">
      <style:text-properties officeooo:rsid="000e6566" officeooo:paragraph-rsid="000e6566"/>
    </style:style>
    <style:style style:name="P7" style:family="paragraph" style:parent-style-name="Standard" style:list-style-name="L1">
      <style:text-properties officeooo:rsid="000ea857" officeooo:paragraph-rsid="000ea857"/>
    </style:style>
    <style:style style:name="P8" style:family="paragraph" style:parent-style-name="Standard" style:list-style-name="L1">
      <style:text-properties officeooo:rsid="001071f7" officeooo:paragraph-rsid="001071f7"/>
    </style:style>
    <style:style style:name="P9" style:family="paragraph" style:parent-style-name="Standard" style:list-style-name="L2">
      <style:text-properties officeooo:rsid="001071f7" officeooo:paragraph-rsid="001139d5"/>
    </style:style>
    <style:style style:name="P10" style:family="paragraph" style:parent-style-name="Standard" style:list-style-name="L3">
      <style:text-properties officeooo:rsid="001c7792" officeooo:paragraph-rsid="002d3b04"/>
    </style:style>
    <style:style style:name="P11" style:family="paragraph" style:parent-style-name="Standard" style:list-style-name="L1">
      <style:text-properties officeooo:rsid="001139d5" officeooo:paragraph-rsid="001139d5"/>
    </style:style>
    <style:style style:name="P12" style:family="paragraph" style:parent-style-name="Standard" style:list-style-name="L3">
      <style:text-properties officeooo:paragraph-rsid="00241596"/>
    </style:style>
    <style:style style:name="P13" style:family="paragraph" style:parent-style-name="Standard" style:list-style-name="L3">
      <style:text-properties officeooo:rsid="0017715f" officeooo:paragraph-rsid="0017715f"/>
    </style:style>
    <style:style style:name="P14" style:family="paragraph" style:parent-style-name="Standard" style:list-style-name="L3">
      <style:text-properties officeooo:rsid="001b3c31" officeooo:paragraph-rsid="0017715f"/>
    </style:style>
    <style:style style:name="P15" style:family="paragraph" style:parent-style-name="Standard" style:list-style-name="L3">
      <style:text-properties officeooo:rsid="001b3c31" officeooo:paragraph-rsid="001b3c31"/>
    </style:style>
    <style:style style:name="P16" style:family="paragraph" style:parent-style-name="Standard" style:list-style-name="L3">
      <style:text-properties officeooo:rsid="001dc171" officeooo:paragraph-rsid="001dc171"/>
    </style:style>
    <style:style style:name="P17" style:family="paragraph" style:parent-style-name="Standard" style:list-style-name="L3">
      <style:text-properties officeooo:rsid="001e3870" officeooo:paragraph-rsid="001e3870"/>
    </style:style>
    <style:style style:name="P18" style:family="paragraph" style:parent-style-name="Standard" style:list-style-name="L3">
      <style:text-properties officeooo:rsid="001e62a5" officeooo:paragraph-rsid="001e62a5"/>
    </style:style>
    <style:style style:name="P19" style:family="paragraph" style:parent-style-name="Standard" style:list-style-name="L3">
      <style:text-properties officeooo:rsid="001f6401" officeooo:paragraph-rsid="001f6401"/>
    </style:style>
    <style:style style:name="P20" style:family="paragraph" style:parent-style-name="Standard" style:list-style-name="L3">
      <style:text-properties officeooo:rsid="00266490" officeooo:paragraph-rsid="00266490"/>
    </style:style>
    <style:style style:name="P21" style:family="paragraph" style:parent-style-name="Standard" style:list-style-name="L3">
      <style:text-properties officeooo:rsid="0028a129" officeooo:paragraph-rsid="0028a129"/>
    </style:style>
    <style:style style:name="P22" style:family="paragraph" style:parent-style-name="Standard" style:list-style-name="L3">
      <style:text-properties officeooo:rsid="00299454" officeooo:paragraph-rsid="00299454"/>
    </style:style>
    <style:style style:name="P23" style:family="paragraph" style:parent-style-name="Standard" style:list-style-name="L3">
      <style:text-properties officeooo:rsid="002a2933" officeooo:paragraph-rsid="002a2933"/>
    </style:style>
    <style:style style:name="P24" style:family="paragraph" style:parent-style-name="Standard" style:list-style-name="L3">
      <style:text-properties officeooo:rsid="002ac78d" officeooo:paragraph-rsid="002ac78d"/>
    </style:style>
    <style:style style:name="P25" style:family="paragraph" style:parent-style-name="Standard">
      <style:text-properties officeooo:rsid="002ac78d" officeooo:paragraph-rsid="002ac78d"/>
    </style:style>
    <style:style style:name="P26" style:family="paragraph" style:parent-style-name="Standard">
      <style:text-properties officeooo:rsid="002d724f" officeooo:paragraph-rsid="002d724f"/>
    </style:style>
    <style:style style:name="P27" style:family="paragraph" style:parent-style-name="Text_20_body" style:list-style-name="L3">
      <style:text-properties officeooo:rsid="002ac78d" officeooo:paragraph-rsid="002d3b04"/>
    </style:style>
    <style:style style:name="T1" style:family="text">
      <style:text-properties officeooo:rsid="0020ada0"/>
    </style:style>
    <style:style style:name="T2" style:family="text">
      <style:text-properties officeooo:rsid="00241596"/>
    </style:style>
    <style:style style:name="T3" style:family="text">
      <style:text-properties officeooo:rsid="0024bda1"/>
    </style:style>
    <style:style style:name="T4" style:family="text">
      <style:text-properties officeooo:rsid="00281086"/>
    </style:style>
    <style:style style:name="T5" style:family="text">
      <style:text-properties officeooo:rsid="002bd037"/>
    </style:style>
    <style:style style:name="T6" style:family="text">
      <style:text-properties officeooo:rsid="002e94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05494108" text:style-name="L1">
        <text:list-item>
          <text:p text:style-name="P1">Simula introdujo clases, herencias, etc.</text:p>
        </text:list-item>
        <text:list-item>
          <text:p text:style-name="P2">FLEX con su when-to-by y when</text:p>
        </text:list-item>
        <text:list-item>
          <text:p text:style-name="P3">Lisp es presentado como funcional cuando no lo es. Key propone forzar al objeto como un server ante un pedido.</text:p>
        </text:list-item>
        <text:list-item>
          <text:p text:style-name="P4">Smalltalk-71 la idea es que, como prometia Lisp, que los objetos fueran sus propias computadoras libres de excepciones. ¨What seemed to be needed was complete control over what was passed in a message send; in particular, when and in what environment did expressions get evaluated?”.</text:p>
        </text:list-item>
        <text:list-item>
          <text:p text:style-name="P4">“ALGOL60 required a separate link for dynamic subroutine linking and for access to static global state. Fisher showed how a generalization of these links could be used to simulate a wide variety of control environments. One of the ways to solve the "funarg problem" of LISP is to associate the proper global state link with expressions and functions that are to be evaluated later so that the free variables referenced are the ones that were actually implied by the static form of the language. The notion of "lazy evaluation" is anticipated here as well.”</text:p>
        </text:list-item>
        <text:list-item>
          <text:p text:style-name="P5">La belleza sería poder realizar la mecanica de la invocación entre modulos sin preocuparse por los modulos en si mismos.</text:p>
        </text:list-item>
        <text:list-item>
          <text:p text:style-name="P6">Fuerte relación con el sistema de dibujo Summer 72, y el deseo de un lenguaje que pueda ser usado por niños.</text:p>
        </text:list-item>
        <text:list-item>
          <text:p text:style-name="P7">El lenguaje de programación más poderoso del mundo puede ser definido en una página de código.</text:p>
        </text:list-item>
        <text:list-item>
          <text:p text:style-name="P8">Se manifestaron problemas con el send y receive de mensajes.</text:p>
        </text:list-item>
        <text:list-item>
          <text:p text:style-name="P8">“The major differences from the official Smalltalk-72 of a little bit later were that in the first version symbols were byte-coded and the receiving of return-values from a send was symmetric—that is, receipt could be like parameter binding--this was particularly useful for the return of multiple values. For various reasons, this was abandoned in favor of a more expression-oriented functional return style.”</text:p>
        </text:list-item>
        <text:list-item>
          <text:p text:style-name="P11">Principios de Smalltalk en Interim Dynabook:</text:p>
        </text:list-item>
      </text:list>
      <text:list xml:id="list573350864" text:style-name="L2">
        <text:list-item>
          <text:p text:style-name="P9">Everything is an object.</text:p>
        </text:list-item>
        <text:list-item>
          <text:p text:style-name="P9">Objects communicate by sending and receiving messages (in terms of objects).</text:p>
        </text:list-item>
        <text:list-item>
          <text:p text:style-name="P9">Objects have their own memory (in terms of objects).</text:p>
        </text:list-item>
        <text:list-item>
          <text:p text:style-name="P9">Every object is an instance of a class (which must be an object).</text:p>
        </text:list-item>
        <text:list-item>
          <text:p text:style-name="P9">The class holds the shared behavior for its instances (in the form of objects in a program list).</text:p>
        </text:list-item>
        <text:list-item>
          <text:p text:style-name="P9">To eval a program list, control is passed to the first object and the remainder is treated as its message.</text:p>
        </text:list-item>
      </text:list>
      <text:list xml:id="list1749828682" text:style-name="L3">
        <text:list-item>
          <text:p text:style-name="P13">El encontrar “generic behaviors” para simbolos de mensajes es nombrado “Polimorfismo”.</text:p>
        </text:list-item>
        <text:list-item>
          <text:p text:style-name="P14">Smalltalk 74 incoporo varias mejoras con respecto a 72, tales como real messenget object, message dictionaries for classes</text:p>
        </text:list-item>
        <text:list-item>
          <text:p text:style-name="P15">Con 74 y 76 empezaron a aparecer problemas de memoria con ALTO</text:p>
        </text:list-item>
        <text:list-item>
          <text:p text:style-name="P16">Uno de estos problemas era como limpiar de memoria objetos en desuso.</text:p>
          <text:list>
            <text:list-item>
              <text:p text:style-name="P17">Solución adoptando el sistema GENIE</text:p>
            </text:list-item>
            <text:list-item>
              <text:p text:style-name="P17">Solución mecanismo de desición estocastico donde se determina durante un ambiente de purga si un objeto debe ser descartado. Si el objeto llegara a ser importante se lo traería nuevamente, evitando que el problema se repita.</text:p>
            </text:list-item>
          </text:list>
        </text:list-item>
        <text:list-item>
          <text:p text:style-name="P18">Otro problema era como tratar la integridad de un object-pointer. FLEX no podía servir para solucionar este problema.</text:p>
          <text:list>
            <text:list-item>
              <text:p text:style-name="P19">Para solucionar este problema se utilizó una Resident Object Table que era una tabla donde las direcciones de todos los objetos se podían encontrar. <text:span text:style-name="T1">La clave de ello era un sistema de checkpoints para recuperar el sistema en el caso de un crash.</text:span></text:p>
            </text:list-item>
          </text:list>
        </text:list-item>
        <text:list-item>
          <text:p text:style-name="P20"><text:soft-page-break/>OOP no se piensa en asignaciones o buildings sino en goals. <text:span text:style-name="T4">La magia está en la expresividad, cuento se siente que se expresa por cada linea.</text:span></text:p>
        </text:list-item>
        <text:list-item>
          <text:p text:style-name="P12"><text:span text:style-name="T2">La motivación central atras de desing templates es la de que el pensamiento muchas veces excede a las habilidades con el lenguaje. </text:span><text:span text:style-name="T3">Se comienza plazmando las ideas informalmente en tu lenguaje natural y se usan de notas en el trabajo.</text:span></text:p>
        </text:list-item>
        <text:list-item>
          <text:p text:style-name="P21">El aprendizaje no depende de las herramientas.</text:p>
        </text:list-item>
        <text:list-item>
          <text:p text:style-name="P22">Existen dos posibles caminos para el aprendizaje:</text:p>
          <text:list>
            <text:list-item>
              <text:p text:style-name="P22">Construir estructuras mentales las cuales permiten que las interpretaciones de las representaciones desaparezcan, con esto se consigue que se entienda la letra en el texto como significado en lugar de como algo fisicamente construido.</text:p>
            </text:list-item>
            <text:list-item>
              <text:p text:style-name="P23">El conocimiento es una metafora que permiten una mayor compresión sobre otras areas.</text:p>
            </text:list-item>
          </text:list>
        </text:list-item>
        <text:list-item>
          <text:p text:style-name="P24">76 fue una mejora sustancial con respecto a las versiones previas, para poder promocionarla con los ejecutivos de Xeros, el equipo prometio crear en dos meses un sistema para usuarios no programadores. <text:span text:style-name="T5">Una interfaz para una job shop generalizada.</text:span></text:p>
        </text:list-item>
      </text:list>
      <text:p text:style-name="P25"/>
      <text:p text:style-name="P26">Caracteristicas de las distintas versiones:</text:p>
      <text:list xml:id="list182526197029820" text:continue-numbering="true" text:style-name="L3">
        <text:list-item>
          <text:p text:style-name="P24">La primer version del smalltalk (smalltalk-71) tenia una sintaxis basada en META usando pattern matching. El problema esta en como simular los mensajes a objetos sin caer en “formas especiales”. Ademas, consideraba aplicar lazy evaluation para solucionar el tema del scope/ambiente en donde estan corriendo las cosas </text:p>
        </text:list-item>
        <text:list-item>
          <text:p text:style-name="P10">En 72 los mensajes están hechos de un literal (por ejemplo: “←”), similar a LISP, otras diferencias con repecto a 71 son que los objetos parecen que pueden ser usados como funciones. Aunque era facil producir una instancia(una especie de clusure) usando el objeto isNew</text:p>
        </text:list-item>
        <text:list-item>
          <text:p text:style-name="P27">Smalltalk-74 los mensajes se vuelven objetos. diccionarios de clases, mejora a clases visuales, ademas de memoria virtual con OOZE. </text:p>
        </text:list-item>
        <text:list-item>
          <text:p text:style-name="P27">Smalltalk fue rediseniado en smalltalk-76 , cambiando la idea de funcion/clase y transformando todo en metodos intrinsecos. Adicionalmente se le agrego herencia. Por ultimo, se hizo una sintaxis mas rigurosa (y forzada a objetos) para mejorar la ejecucion de la VM que corria smalltalk (ahora llamada OOZE VM) </text:p>
        </text:list-item>
        <text:list-item>
          <text:p text:style-name="P24">Smalltalk-80 se paso ascii (por compatibilidad), se aseguro que los blockes de codigo se instanciaran como expressiones lambdas (en vez de tener varias fromas de instansacion) y la creac<text:span text:style-name="T6">ión</text:span> de metaclasses.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22:15:24.265265227</meta:creation-date>
    <dc:date>2020-07-14T18:25:24.408205085</dc:date>
    <meta:editing-duration>PT6H17S</meta:editing-duration>
    <meta:editing-cycles>37</meta:editing-cycles>
    <meta:generator>LibreOffice/6.4.5.2$Linux_X86_64 LibreOffice_project/40$Build-2</meta:generator>
    <meta:document-statistic meta:table-count="0" meta:image-count="0" meta:object-count="0" meta:page-count="2" meta:paragraph-count="38" meta:word-count="935" meta:character-count="5587" meta:non-whitespace-character-count="4725"/>
  </office:meta>
</office:document-meta>
</file>